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0cm"/>
    </style:style>
    <style:style style:name="gr6" style:family="graphic" style:parent-style-name="objectwithoutfill">
      <style:graphic-properties svg:stroke-width="0.1cm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1.9cm" svg:x="2.7cm" svg:y="3.3cm">
          <text:p text:style-name="P1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cm" svg:height="1.9cm" svg:x="4.8cm" svg:y="6.8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1.9cm" svg:x="7.4cm" svg:y="2.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2.199cm" svg:height="1.299cm" draw:transform="rotate (-1.5707963267949) translate (4.8cm 5.2cm)" svg:viewBox="0 0 2200 1300" svg:d="M0 1300c1400 0 2200-1300 2200-1300">
          <text:p/>
        </draw:path>
        <draw:path draw:style-name="gr2" draw:text-style-name="P1" draw:layer="layout" svg:width="2.999cm" svg:height="1.699cm" draw:transform="rotate (-1.5707963267949) translate (8.5cm 4.5cm)" svg:viewBox="0 0 3000 1700" svg:d="M0 0c1800 0 3000 1700 3000 1700">
          <text:p/>
        </draw:path>
        <draw:path draw:style-name="gr2" draw:text-style-name="P1" draw:layer="layout" svg:width="2.529cm" svg:height="1.639cm" draw:transform="rotate (0.674744288821008) translate (4.4cm 3.5cm)" svg:viewBox="0 0 2530 1640" svg:d="M0 0c1921 0 2530 1640 2530 1640">
          <text:p/>
        </draw:path>
        <draw:frame draw:style-name="gr3" draw:layer="layout" svg:width="0.853cm" svg:height="1cm" svg:x="5.6cm" svg:y="2cm">
          <draw:text-box>
            <text:p>7</text:p>
          </draw:text-box>
        </draw:frame>
        <draw:frame draw:style-name="gr4" draw:layer="layout" svg:width="0.853cm" svg:height="0.962cm" svg:x="3.4cm" svg:y="6.6cm">
          <draw:text-box>
            <text:p>5</text:p>
          </draw:text-box>
        </draw:frame>
        <draw:frame draw:style-name="gr5" draw:layer="layout" svg:width="0.853cm" svg:height="1.162cm" svg:x="8.047cm" svg:y="6.038cm">
          <draw:text-box>
            <text:p>3</text:p>
          </draw:text-box>
        </draw:frame>
        <draw:custom-shape draw:style-name="gr1" draw:text-style-name="P1" draw:layer="layout" svg:width="2cm" svg:height="1.9cm" svg:x="12.4cm" svg:y="3.3cm">
          <text:p text:style-name="P1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cm" svg:height="1.9cm" svg:x="14.5cm" svg:y="6.8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1.9cm" svg:x="17.1cm" svg:y="2.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2.199cm" svg:height="1.299cm" draw:transform="rotate (-1.5707963267949) translate (14.5cm 5.2cm)" svg:viewBox="0 0 2200 1300" svg:d="M0 1300c1400 0 2200-1300 2200-1300">
          <text:p/>
        </draw:path>
        <draw:path draw:style-name="gr6" draw:text-style-name="P1" draw:layer="layout" svg:width="2.999cm" svg:height="1.699cm" draw:transform="rotate (-1.5707963267949) translate (18.2cm 4.5cm)" svg:viewBox="0 0 3000 1700" svg:d="M0 0c1800 0 3000 1700 3000 1700">
          <text:p/>
        </draw:path>
        <draw:path draw:style-name="gr6" draw:text-style-name="P1" draw:layer="layout" svg:width="2.529cm" svg:height="1.639cm" draw:transform="rotate (0.674744288821008) translate (14.1cm 3.5cm)" svg:viewBox="0 0 2530 1640" svg:d="M0 0c1921 0 2530 1640 2530 1640">
          <text:p/>
        </draw:path>
        <draw:frame draw:style-name="gr7" draw:layer="layout" svg:width="0.853cm" svg:height="1.1cm" svg:x="15.3cm" svg:y="1.9cm">
          <draw:text-box>
            <text:p>7</text:p>
          </draw:text-box>
        </draw:frame>
        <draw:frame draw:style-name="gr4" draw:layer="layout" svg:width="0.853cm" svg:height="0.962cm" svg:x="12.747cm" svg:y="6.2cm">
          <draw:text-box>
            <text:p>5</text:p>
          </draw:text-box>
        </draw:frame>
        <draw:frame draw:style-name="gr5" draw:layer="layout" svg:width="0.853cm" svg:height="1.162cm" svg:x="17.747cm" svg:y="6.038cm">
          <draw:text-box>
            <text:p>3</text:p>
          </draw:text-box>
        </draw:frame>
        <draw:path draw:style-name="gr6" draw:text-style-name="P1" draw:layer="layout" svg:width="2.529cm" svg:height="1.638cm" draw:transform="rotate (-2.46702289769399) translate (17.4000000308868cm 4.20000003862207cm)" svg:viewBox="0 0 2530 1639" svg:d="M0 0c1921 0 2530 1639 2530 1639">
          <text:p/>
        </draw:path>
        <draw:frame draw:style-name="gr7" draw:layer="layout" svg:width="0.853cm" svg:height="1.1cm" svg:x="15.347cm" svg:y="4.1cm">
          <draw:text-box>
            <text:p>7</text:p>
          </draw:text-box>
        </draw:frame>
        <draw:path draw:style-name="gr6" draw:text-style-name="P1" draw:layer="layout" svg:width="1.799cm" svg:height="0.999cm" draw:transform="rotate (1.5707963267949) translate (14.1cm 6.8cm)" svg:viewBox="0 0 1800 1000" svg:d="M0 1000c1145 0 1800-1000 1800-1000">
          <text:p/>
        </draw:path>
        <draw:frame draw:style-name="gr4" draw:layer="layout" svg:width="0.853cm" svg:height="0.962cm" svg:x="14.947cm" svg:y="5.438cm">
          <draw:text-box>
            <text:p>5</text:p>
          </draw:text-box>
        </draw:frame>
        <draw:path draw:style-name="gr6" draw:text-style-name="P1" draw:layer="layout" svg:width="2.499cm" svg:height="1.699cm" draw:transform="rotate (1.5707963267949) translate (16.1cm 7cm)" svg:viewBox="0 0 2500 1700" svg:d="M0 0c1500 0 2500 1700 2500 1700">
          <text:p/>
        </draw:path>
        <draw:frame draw:style-name="gr5" draw:layer="layout" svg:width="0.853cm" svg:height="1.162cm" svg:x="16.4cm" svg:y="5.4cm">
          <draw:text-box>
            <text:p>3</text:p>
          </draw:text-box>
        </draw:frame>
        <draw:frame draw:style-name="gr4" draw:layer="layout" svg:width="5.963cm" svg:height="0.962cm" svg:x="2.937cm" svg:y="9.338cm">
          <draw:text-box>
            <text:p>Grafo non orientato</text:p>
          </draw:text-box>
        </draw:frame>
        <draw:frame draw:style-name="gr4" draw:layer="layout" svg:width="8.143cm" svg:height="0.962cm" svg:x="11.338cm" svg:y="9.338cm">
          <draw:text-box>
            <text:p>Grafo orientato equivalen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3T19:20:47.013733820</meta:creation-date>
    <dc:date>2016-01-03T21:22:29.866226350</dc:date>
    <meta:editing-duration>PT1H46M54S</meta:editing-duration>
    <meta:editing-cycles>2</meta:editing-cycles>
    <meta:generator>LibreOffice/4.2.8.2$Linux_x86 LibreOffice_project/420m0$Build-2</meta:generator>
    <meta:document-statistic meta:object-count="26"/>
  </office:meta>
</office:document-meta>
</file>